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3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March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1858" calcext:value-type="float">
            <text:p><text:s/>571,858 </text:p>
          </table:table-cell>
          <table:table-cell table:style-name="ce30" office:value-type="float" office:value="1901" calcext:value-type="float">
            <text:p><text:s/>1,901 </text:p>
          </table:table-cell>
          <table:table-cell table:style-name="ce30" office:value-type="float" office:value="28692" calcext:value-type="float">
            <text:p><text:s/>28,6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35025" calcext:value-type="float">
            <text:p><text:s/>535,025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646" calcext:value-type="float">
            <text:p><text:s/>646 </text:p>
          </table:table-cell>
          <table:table-cell table:style-name="ce30" office:value-type="float" office:value="5000" calcext:value-type="float">
            <text:p><text:s/>5,000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523" calcext:value-type="float">
            <text:p><text:s/>523 </text:p>
          </table:table-cell>
          <table:table-cell table:style-name="ce30" office:value-type="float" office:value="3851" calcext:value-type="float">
            <text:p><text:s/>3,851 </text:p>
          </table:table-cell>
          <table:table-cell table:style-name="ce30" office:value-type="float" office:value="3141" calcext:value-type="float">
            <text:p><text:s/>3,141 </text:p>
          </table:table-cell>
          <table:table-cell table:style-name="ce30" office:value-type="float" office:value="710" calcext:value-type="float">
            <text:p><text:s/>710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0611" calcext:value-type="float">
            <text:p><text:s/>180,611 </text:p>
          </table:table-cell>
          <table:table-cell table:style-name="ce30" office:value-type="float" office:value="507" calcext:value-type="float">
            <text:p><text:s/>50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214" calcext:value-type="float">
            <text:p><text:s/>178,214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30" office:value-type="float" office:value="1299" calcext:value-type="float">
            <text:p><text:s/>1,2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1" calcext:value-type="float">
            <text:p><text:s/>221 </text:p>
          </table:table-cell>
          <table:table-cell table:style-name="ce30" office:value-type="float" office:value="1254" calcext:value-type="float">
            <text:p><text:s/>1,254 </text:p>
          </table:table-cell>
          <table:table-cell table:style-name="ce30" office:value-type="float" office:value="1098" calcext:value-type="float">
            <text:p><text:s/>1,098 </text:p>
          </table:table-cell>
          <table:table-cell table:style-name="ce30" office:value-type="float" office:value="156" calcext:value-type="float">
            <text:p><text:s/>15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175" calcext:value-type="float">
            <text:p><text:s/>82,175 </text:p>
          </table:table-cell>
          <table:table-cell table:style-name="ce30" office:value-type="float" office:value="399" calcext:value-type="float">
            <text:p><text:s/>399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848" calcext:value-type="float">
            <text:p><text:s/>74,8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4" calcext:value-type="float">
            <text:p><text:s/>214 </text:p>
          </table:table-cell>
          <table:table-cell table:style-name="ce30" office:value-type="float" office:value="535" calcext:value-type="float">
            <text:p><text:s/>5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314" calcext:value-type="float">
            <text:p><text:s/>314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30" office:value-type="float" office:value="84" calcext:value-type="float">
            <text:p><text:s/>84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1549" calcext:value-type="float">
            <text:p><text:s/>51,549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7934" calcext:value-type="float">
            <text:p><text:s/>7,9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2605" calcext:value-type="float">
            <text:p><text:s/>42,6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588" calcext:value-type="float">
            <text:p><text:s/>5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449" calcext:value-type="float">
            <text:p><text:s/>449 </text:p>
          </table:table-cell>
          <table:table-cell table:style-name="ce30" office:value-type="float" office:value="422" calcext:value-type="float">
            <text:p><text:s/>422 </text:p>
          </table:table-cell>
          <table:table-cell table:style-name="ce30" office:value-type="float" office:value="27" calcext:value-type="float">
            <text:p><text:s/>2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133" calcext:value-type="float">
            <text:p><text:s/>21,133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223" calcext:value-type="float">
            <text:p><text:s/>17,2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4" calcext:value-type="float">
            <text:p><text:s/>94 </text:p>
          </table:table-cell>
          <table:table-cell table:number-columns-repeated="2" table:style-name="ce30" office:value-type="float" office:value="141" calcext:value-type="float">
            <text:p><text:s/>14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5280" calcext:value-type="float">
            <text:p><text:s/>115,280 </text:p>
          </table:table-cell>
          <table:table-cell table:style-name="ce30" office:value-type="float" office:value="592" calcext:value-type="float">
            <text:p><text:s/>592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910" calcext:value-type="float">
            <text:p><text:s/>113,9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4" calcext:value-type="float">
            <text:p><text:s/>214 </text:p>
          </table:table-cell>
          <table:table-cell table:style-name="ce30" office:value-type="float" office:value="636" calcext:value-type="float">
            <text:p><text:s/>6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898" calcext:value-type="float">
            <text:p><text:s/>898 </text:p>
          </table:table-cell>
          <table:table-cell table:style-name="ce30" office:value-type="float" office:value="565" calcext:value-type="float">
            <text:p><text:s/>565 </text:p>
          </table:table-cell>
          <table:table-cell table:style-name="ce30" office:value-type="float" office:value="333" calcext:value-type="float">
            <text:p><text:s/>33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8389" calcext:value-type="float">
            <text:p><text:s/>118,389 </text:p>
          </table:table-cell>
          <table:table-cell table:style-name="ce30" office:value-type="float" office:value="199" calcext:value-type="float">
            <text:p><text:s/>199 </text:p>
          </table:table-cell>
          <table:table-cell table:style-name="ce30" office:value-type="float" office:value="9937" calcext:value-type="float">
            <text:p><text:s/>9,9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106019" calcext:value-type="float">
            <text:p><text:s/>106,0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1755" calcext:value-type="float">
            <text:p><text:s/>1,755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788" calcext:value-type="float">
            <text:p><text:s/>788 </text:p>
          </table:table-cell>
          <table:table-cell table:style-name="ce30" office:value-type="float" office:value="678" calcext:value-type="float">
            <text:p><text:s/>678 </text:p>
          </table:table-cell>
          <table:table-cell table:style-name="ce30" office:value-type="float" office:value="110" calcext:value-type="float">
            <text:p><text:s/>110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32" calcext:value-type="float">
            <text:p><text:s/>2,73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9604" calcext:value-type="float">
            <text:p><text:s/>39,6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71" calcext:value-type="float">
            <text:p><text:s/>37,07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70" calcext:value-type="float">
            <text:p><text:s/>1,37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29" calcext:value-type="float">
            <text:p><text:s/>4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178" calcext:value-type="float">
            <text:p><text:s/>5,178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39" calcext:value-type="float">
            <text:p><text:s/>3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37" calcext:value-type="float">
            <text:p><text:s/>1,837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7" calcext:value-type="float">
            <text:p><text:s/>1,7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76" calcext:value-type="float">
            <text:p><text:s/>5,276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68" calcext:value-type="float">
            <text:p><text:s/>4,96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0" calcext:value-type="float">
            <text:p><text:s/>1,89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9" calcext:value-type="float">
            <text:p><text:s/>1,7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61" calcext:value-type="float">
            <text:p><text:s/>2,26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20" calcext:value-type="float">
            <text:p><text:s/>1,9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27" calcext:value-type="float">
            <text:p><text:s/>2,6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2" calcext:value-type="float">
            <text:p><text:s/>13,05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0" calcext:value-type="float">
            <text:p><text:s/>12,19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71" calcext:value-type="float">
            <text:p><text:s/>67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60" calcext:value-type="float">
            <text:p><text:s/>2,66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41" calcext:value-type="float">
            <text:p><text:s/>17,441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72" calcext:value-type="float">
            <text:p><text:s/>16,4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96" calcext:value-type="float">
            <text:p><text:s/>7,096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120" calcext:value-type="float">
            <text:p><text:s/>1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6820" calcext:value-type="float">
            <text:p><text:s/>6,8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003" calcext:value-type="float">
            <text:p><text:s/>16,003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721" calcext:value-type="float">
            <text:p><text:s/>2,7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93" calcext:value-type="float">
            <text:p><text:s/>2,19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8" calcext:value-type="float">
            <text:p><text:s/>5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5-08T11:52:17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